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2pt" fo:language="fr" fo:country="FR" officeooo:rsid="001d7a43" officeooo:paragraph-rsid="001d7a43" style:font-size-asian="12pt" style:font-size-complex="12pt"/>
    </style:style>
    <style:style style:name="P2" style:family="paragraph" style:parent-style-name="Preformatted_20_Text">
      <style:text-properties style:font-name="Times New Roman" fo:font-size="12pt" fo:language="fr" fo:country="FR" officeooo:rsid="0021ca2c" officeooo:paragraph-rsid="0021ca2c" style:font-size-asian="12pt" style:font-size-complex="12pt"/>
    </style:style>
    <style:style style:name="P3" style:family="paragraph" style:parent-style-name="Preformatted_20_Text">
      <style:text-properties style:font-name="Times New Roman" fo:font-size="12pt" fo:language="fr" fo:country="FR" officeooo:rsid="0021ca2c" officeooo:paragraph-rsid="0028152f" style:font-size-asian="12pt" style:font-size-complex="12pt"/>
    </style:style>
    <style:style style:name="P4" style:family="paragraph" style:parent-style-name="Preformatted_20_Text">
      <style:text-properties style:font-name="Times New Roman" fo:font-size="12pt" fo:language="fr" fo:country="FR" officeooo:rsid="002528d9" officeooo:paragraph-rsid="0028152f" style:font-size-asian="12pt" style:font-size-complex="12pt"/>
    </style:style>
    <style:style style:name="T1" style:family="text">
      <style:text-properties officeooo:rsid="00207bca"/>
    </style:style>
    <style:style style:name="T2" style:family="text">
      <style:text-properties officeooo:rsid="00239b5e"/>
    </style:style>
    <style:style style:name="T3" style:family="text">
      <style:text-properties officeooo:rsid="0024ca91"/>
    </style:style>
    <style:style style:name="T4" style:family="text">
      <style:text-properties officeooo:rsid="002acd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 compte créer un monde virtuel qui a pour forme une liste de villes et d’une liste de produits et chaque ville a pour chaque produit une valeur de production ou consomption du produit.</text:p>
      <text:p text:style-name="P1">Les produits ont une valeur dépendant de la quantité du produit dans la ville <text:span text:style-name="T1">et ont un coût d’achat et de vente égaux a leur valeur</text:span>.</text:p>
      <text:p text:style-name="P2">Les acteurs sont des marchands(qui sont dans des villes) qui peuvent acheter un produit se déplacer d’une ville a l’autre et vendre le produit(tout cela est un seul bloc d’action qui <text:span text:style-name="T4">ne peuvent pas être faites individuellement</text:span>)</text:p>
      <text:p text:style-name="P3"><text:span text:style-name="T2">C</text:span>haque tour les villes produisent <text:span text:style-name="T3">ou</text:span> consomment puis les acteurs choisissent leurs trajet(un bloc d’action achat déplacement vente) puis les blocs d’actions se résolvent dans un ordre aléatoire puis les acteurs perdent des ressources.</text:p>
      <text:p text:style-name="P4">Les choix des trajets sont fait par des IA qui apprenent de ces trajets(pour commencer je ferais probablement un IA utilisant un système punition récompense, un tableau de coefficients et un choix aléatoire favorisant les hauts coeffic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7T11:42:55.288000000</dc:date>
    <meta:editing-duration>PT42M45S</meta:editing-duration>
    <meta:editing-cycles>13</meta:editing-cycles>
    <meta:generator>LibreOffice/6.0.6.2$Windows_X86_64 LibreOffice_project/0c292870b25a325b5ed35f6b45599d2ea4458e77</meta:generator>
    <meta:document-statistic meta:table-count="0" meta:image-count="0" meta:object-count="0" meta:page-count="1" meta:paragraph-count="5" meta:word-count="168" meta:character-count="1022" meta:non-whitespace-character-count="859"/>
  </office:meta>
</office:document-meta>
</file>